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c3912" officeooo:paragraph-rsid="000c3912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c3912" officeooo:paragraph-rsid="000c3912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d78d" officeooo:paragraph-rsid="001043bc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04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3 : </text:p>
      <text:p text:style-name="P1"/>
      <text:p text:style-name="P2">3.Implétmentation</text:p>
      <text:p text:style-name="P2"><text:tab/><text:span text:style-name="T1">3.1.Classe de base</text:span></text:p>
      <text:p text:style-name="P2"/>
      <text:p text:style-name="P3">-Pour pouvoir dériver une classe il faut que ses méthodes soient préfixer par le mot clef "virtual".</text:p>
      <text:p text:style-name="P3">-<text:span text:style-name="T2">Toute les fonctions dont nous voulons que nos classes filles héritent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51:25.926672839</meta:creation-date>
    <dc:date>2016-11-16T14:58:02.707543136</dc:date>
    <meta:editing-duration>PT6M36S</meta:editing-duration>
    <meta:editing-cycles>4</meta:editing-cycles>
    <meta:generator>LibreOffice/5.1.4.2$Linux_X86_64 LibreOffice_project/10$Build-2</meta:generator>
    <meta:document-statistic meta:table-count="0" meta:image-count="0" meta:object-count="0" meta:page-count="1" meta:paragraph-count="5" meta:word-count="34" meta:character-count="214" meta:non-whitespace-character-count="182"/>
  </office:meta>
</office:document-meta>
</file>